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" svg:font-family="'Lohit Hindi'"/>
    <style:font-face style:name="OpenSymbol1" svg:font-family="OpenSymbol"/>
    <style:font-face style:name="OpenSymbol" svg:font-family="OpenSymbol, 'Arial Unicode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, Arial" style:font-family-generic="swiss" style:font-pitch="variable"/>
    <style:font-face style:name="Lucida Sans Unicode" svg:font-family="'Lucida Sans Unicode'" style:font-family-generic="swiss" style:font-pitch="variable"/>
    <style:font-face style:name="DejaVu Sans" svg:font-family="'DejaVu Sans'" style:font-family-generic="system" style:font-pitch="variable"/>
    <style:font-face style:name="Lohit Hindi1" svg:font-family="'Lohit Hindi'" style:font-family-generic="system" style:font-pitch="variable"/>
  </office:font-face-decls>
  <office:automatic-styles>
    <style:style style:name="Tableau1" style:family="table">
      <style:table-properties style:width="17.145cm" fo:margin-left="-0.751cm" table:align="left" style:writing-mode="lr-tb"/>
    </style:style>
    <style:style style:name="Tableau1.A" style:family="table-column">
      <style:table-column-properties style:column-width="9.634cm"/>
    </style:style>
    <style:style style:name="Tableau1.B" style:family="table-column">
      <style:table-column-properties style:column-width="7.511cm"/>
    </style:style>
    <style:style style:name="Tableau1.1" style:family="table-row">
      <style:table-row-properties fo:keep-together="auto"/>
    </style:style>
    <style:style style:name="Tableau1.A1" style:family="table-cell">
      <style:table-cell-properties fo:padding-left="0.191cm" fo:padding-right="0.191cm" fo:padding-top="0cm" fo:padding-bottom="0cm" fo:border="none"/>
    </style:style>
    <style:style style:name="Decisionseps" style:family="table">
      <style:table-properties style:width="24.049cm" table:align="margins" style:writing-mode="lr-tb"/>
    </style:style>
    <style:style style:name="Decisionseps.A" style:family="table-column">
      <style:table-column-properties style:column-width="2.672cm" style:rel-column-width="7281*"/>
    </style:style>
    <style:style style:name="Decisionseps.I" style:family="table-column">
      <style:table-column-properties style:column-width="2.674cm" style:rel-column-width="7287*"/>
    </style:style>
    <style:style style:name="Decisionseps.A1" style:family="table-cell">
      <style:table-cell-properties fo:padding="0.097cm" fo:border-left="0.05pt solid #000000" fo:border-right="none" fo:border-top="0.05pt solid #000000" fo:border-bottom="0.05pt solid #000000"/>
    </style:style>
    <style:style style:name="Decisionseps.I1" style:family="table-cell">
      <style:table-cell-properties fo:padding="0.097cm" fo:border="0.05pt solid #000000"/>
    </style:style>
    <style:style style:name="Decisionseps.A2" style:family="table-cell">
      <style:table-cell-properties fo:padding="0.097cm" fo:border-left="0.05pt solid #000000" fo:border-right="none" fo:border-top="none" fo:border-bottom="0.05pt solid #000000"/>
    </style:style>
    <style:style style:name="Decisionseps.I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style:writing-mode="lr-tb"/>
    </style:style>
    <style:style style:name="P2" style:family="paragraph" style:parent-style-name="header">
      <style:paragraph-properties style:writing-mode="lr-tb">
        <style:tab-stops>
          <style:tab-stop style:position="10.16cm"/>
          <style:tab-stop style:position="16.002cm" style:type="right"/>
        </style:tab-stops>
      </style:paragraph-properties>
    </style:style>
    <style:style style:name="P3" style:family="paragraph" style:parent-style-name="Standard">
      <style:paragraph-properties style:writing-mode="lr-tb"/>
    </style:style>
    <style:style style:name="P4" style:family="paragraph" style:parent-style-name="Standard">
      <style:paragraph-properties style:writing-mode="lr-tb">
        <style:tab-stops>
          <style:tab-stop style:position="9.208cm"/>
        </style:tab-stops>
      </style:paragraph-properties>
      <style:text-properties fo:font-size="9pt" fo:font-weight="bold" style:font-size-complex="9pt" style:font-weight-complex="bold"/>
    </style:style>
    <style:style style:name="P5" style:family="paragraph" style:parent-style-name="Standard">
      <style:paragraph-properties style:writing-mode="lr-tb"/>
      <style:text-properties fo:font-weight="bold" style:font-weight-complex="bold"/>
    </style:style>
    <style:style style:name="P6" style:family="paragraph" style:parent-style-name="Standard">
      <style:paragraph-properties style:writing-mode="lr-tb"/>
      <style:text-properties fo:font-weight="bold" style:font-weight-asian="bold" style:font-weight-complex="bold"/>
    </style:style>
    <style:style style:name="P7" style:family="paragraph" style:parent-style-name="Standard">
      <style:paragraph-properties style:writing-mode="lr-tb">
        <style:tab-stops>
          <style:tab-stop style:position="2.223cm"/>
        </style:tab-stops>
      </style:paragraph-properties>
    </style:style>
    <style:style style:name="P8" style:family="paragraph" style:parent-style-name="Standard">
      <style:paragraph-properties fo:text-align="justify" style:justify-single-word="false" style:writing-mode="lr-tb"/>
    </style:style>
    <style:style style:name="P9" style:family="paragraph" style:parent-style-name="Standard">
      <style:paragraph-properties fo:text-align="justify" style:justify-single-word="false" style:writing-mode="lr-tb">
        <style:tab-stops>
          <style:tab-stop style:position="2.223cm"/>
        </style:tab-stops>
      </style:paragraph-properties>
    </style:style>
    <style:style style:name="P10" style:family="paragraph" style:parent-style-name="Standard">
      <style:paragraph-properties style:writing-mode="lr-tb">
        <style:tab-stops>
          <style:tab-stop style:position="1.905cm"/>
          <style:tab-stop style:position="2.223cm"/>
        </style:tab-stops>
      </style:paragraph-properties>
    </style:style>
    <style:style style:name="P11" style:family="paragraph" style:parent-style-name="Standard">
      <style:paragraph-properties style:writing-mode="lr-tb">
        <style:tab-stops>
          <style:tab-stop style:position="1.905cm"/>
        </style:tab-stops>
      </style:paragraph-properties>
    </style:style>
    <style:style style:name="P12" style:family="paragraph" style:parent-style-name="Standard">
      <style:paragraph-properties style:writing-mode="lr-tb"/>
      <style:text-properties style:language-asian="zh" style:country-asian="CN"/>
    </style:style>
    <style:style style:name="P13" style:family="paragraph" style:parent-style-name="Standard">
      <style:paragraph-properties fo:text-align="center" style:justify-single-word="false" style:writing-mode="lr-tb"/>
    </style:style>
    <style:style style:name="P14" style:family="paragraph" style:parent-style-name="Text_20_body">
      <style:paragraph-properties style:writing-mode="lr-tb">
        <style:tab-stops>
          <style:tab-stop style:position="1.905cm"/>
          <style:tab-stop style:position="2.223cm"/>
          <style:tab-stop style:position="5.715cm"/>
        </style:tab-stops>
      </style:paragraph-properties>
    </style:style>
    <style:style style:name="P15" style:family="paragraph" style:parent-style-name="heading_20_5">
      <style:paragraph-properties style:writing-mode="lr-tb"/>
      <style:text-properties fo:font-weight="normal" style:font-weight-complex="normal"/>
    </style:style>
    <style:style style:name="P16" style:family="paragraph" style:parent-style-name="Standard">
      <style:paragraph-properties fo:margin-left="0cm" fo:margin-right="0cm" fo:text-align="justify" style:justify-single-word="false" fo:text-indent="0cm" style:auto-text-indent="false" style:writing-mode="lr-tb"/>
    </style:style>
    <style:style style:name="P17" style:family="paragraph" style:parent-style-name="Standard">
      <style:paragraph-properties fo:margin-top="0cm" fo:margin-bottom="0cm" style:writing-mode="lr-tb"/>
    </style:style>
    <style:style style:name="P18" style:family="paragraph" style:parent-style-name="Text_20_body">
      <style:paragraph-properties fo:margin-top="0cm" fo:margin-bottom="0cm" style:writing-mode="lr-tb"/>
    </style:style>
    <style:style style:name="P19" style:family="paragraph" style:parent-style-name="Text_20_body">
      <style:paragraph-properties fo:margin-top="0cm" fo:margin-bottom="0cm" style:writing-mode="lr-tb">
        <style:tab-stops>
          <style:tab-stop style:position="9.252cm"/>
        </style:tab-stops>
      </style:paragraph-properties>
      <style:text-properties style:font-name="Times New Roman" fo:font-size="12pt" fo:font-weight="normal" style:font-size-asian="12pt" style:font-weight-asian="normal" style:font-name-complex="Times New Roman" style:font-size-complex="12pt" style:font-weight-complex="normal"/>
    </style:style>
    <style:style style:name="P20" style:family="paragraph" style:parent-style-name="Text_20_body">
      <style:paragraph-properties fo:margin-top="0cm" fo:margin-bottom="0cm" style:writing-mode="lr-tb">
        <style:tab-stops>
          <style:tab-stop style:position="9.252cm"/>
        </style:tab-stops>
      </style:paragraph-properties>
      <style:text-properties style:font-name="Times New Roman" fo:font-size="12pt" style:font-size-asian="12pt" style:font-name-complex="Times New Roman" style:font-size-complex="12pt"/>
    </style:style>
    <style:style style:name="P21" style:family="paragraph" style:parent-style-name="Text_20_body">
      <style:paragraph-properties fo:margin-top="0cm" fo:margin-bottom="0cm" style:writing-mode="lr-tb">
        <style:tab-stops>
          <style:tab-stop style:position="9.252cm"/>
        </style:tab-stops>
      </style:paragraph-properties>
      <style:text-properties style:language-asian="zh" style:country-asian="CN"/>
    </style:style>
    <style:style style:name="P22" style:family="paragraph" style:parent-style-name="Text_20_body">
      <style:paragraph-properties fo:margin-top="0cm" fo:margin-bottom="0cm" style:writing-mode="lr-tb">
        <style:tab-stops>
          <style:tab-stop style:position="9.502cm"/>
        </style:tab-stops>
      </style:paragraph-properties>
      <style:text-properties fo:font-size="9pt" style:font-size-complex="9pt"/>
    </style:style>
    <style:style style:name="P23" style:family="paragraph" style:parent-style-name="header">
      <style:paragraph-properties fo:margin-top="0cm" fo:margin-bottom="0cm" style:writing-mode="lr-tb"/>
    </style:style>
    <style:style style:name="P24" style:family="paragraph" style:parent-style-name="Text_20_body">
      <style:paragraph-properties fo:margin-top="0cm" fo:margin-bottom="0cm">
        <style:tab-stops>
          <style:tab-stop style:position="9.252cm"/>
        </style:tab-stops>
      </style:paragraph-properties>
      <style:text-properties style:font-name="Times New Roman" fo:font-size="12pt" fo:font-weight="normal" style:font-size-asian="12pt" style:font-weight-asian="normal" style:font-name-complex="Times New Roman" style:font-size-complex="12pt" style:font-weight-complex="normal"/>
    </style:style>
    <style:style style:name="P25" style:family="paragraph" style:parent-style-name="Standard">
      <style:paragraph-properties fo:margin-left="0.025cm" fo:margin-right="0cm" fo:text-align="start" style:justify-single-word="false" fo:text-indent="0cm" style:auto-text-indent="false" style:writing-mode="lr-tb">
        <style:tab-stops>
          <style:tab-stop style:position="-9.843cm"/>
          <style:tab-stop style:position="-8.89cm"/>
          <style:tab-stop style:position="0cm"/>
        </style:tab-stops>
      </style:paragraph-properties>
    </style:style>
    <style:style style:name="P26" style:family="paragraph" style:parent-style-name="Text_20_body">
      <style:paragraph-properties>
        <style:tab-stops>
          <style:tab-stop style:position="9.252cm"/>
        </style:tab-stops>
      </style:paragraph-properties>
      <style:text-properties style:font-name="Times New Roman" fo:font-size="12pt" style:font-size-asian="12pt" style:font-name-complex="Times New Roman" style:font-size-complex="12pt"/>
    </style:style>
    <style:style style:name="P27" style:family="paragraph" style:parent-style-name="Text_20_body">
      <style:paragraph-properties style:snap-to-layout-grid="false">
        <style:tab-stops>
          <style:tab-stop style:position="9.252cm"/>
        </style:tab-stops>
      </style:paragraph-properties>
      <style:text-properties style:font-name="Times New Roman" fo:font-size="12pt" style:font-size-asian="12pt" style:font-name-complex="Times New Roman" style:font-size-complex="12pt"/>
    </style:style>
    <style:style style:name="P28" style:family="paragraph" style:parent-style-name="Standard">
      <style:paragraph-properties fo:margin-left="9.102cm" fo:margin-right="0cm" fo:margin-top="0cm" fo:margin-bottom="0cm" fo:text-align="start" style:justify-single-word="false" fo:text-indent="0cm" style:auto-text-indent="false" style:writing-mode="lr-tb">
        <style:tab-stops/>
      </style:paragraph-properties>
      <style:text-properties style:font-name="Times New Roman" style:font-name-complex="Times New Roman"/>
    </style:style>
    <style:style style:name="P29" style:family="paragraph" style:parent-style-name="Table_20_Contents">
      <style:paragraph-properties fo:text-align="justify" style:justify-single-word="false"/>
      <style:text-properties fo:font-size="10pt" style:font-size-asian="10pt" style:font-size-complex="10pt"/>
    </style:style>
    <style:style style:name="P30" style:family="paragraph" style:parent-style-name="Table_20_Heading">
      <style:paragraph-properties fo:text-align="center" style:justify-single-word="false"/>
      <style:text-properties fo:font-size="10pt" style:font-size-asian="10pt" style:font-size-complex="10pt"/>
    </style:style>
    <style:style style:name="P31" style:family="paragraph" style:parent-style-name="Standard" style:master-page-name="Landscape">
      <style:paragraph-properties fo:margin-left="0.025cm" fo:margin-right="0cm" fo:text-align="start" style:justify-single-word="false" fo:text-indent="0cm" style:auto-text-indent="false" style:page-number="auto" fo:break-before="page" style:writing-mode="lr-tb">
        <style:tab-stops>
          <style:tab-stop style:position="-9.843cm"/>
          <style:tab-stop style:position="-8.89cm"/>
          <style:tab-stop style:position="0cm"/>
        </style:tab-stops>
      </style:paragraph-properties>
    </style:style>
    <style:style style:name="P32" style:family="paragraph" style:parent-style-name="Standard">
      <style:paragraph-properties style:writing-mode="lr-tb"/>
    </style:style>
    <style:style style:name="P33" style:family="paragraph" style:parent-style-name="header" style:master-page-name="Standard">
      <style:paragraph-properties style:page-number="auto" style:writing-mode="lr-tb"/>
    </style:style>
    <style:style style:name="T1" style:family="text">
      <style:text-properties style:font-name="Times New Roman" style:font-name-complex="Times New Roman"/>
    </style:style>
    <style:style style:name="T2" style:family="text">
      <style:text-properties style:font-name="Times New Roman" fo:font-size="12pt" style:font-size-asian="12pt" style:font-name-complex="Times New Roman" style:font-size-complex="12pt"/>
    </style:style>
    <style:style style:name="T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" style:family="text">
      <style:text-properties style:font-name="Times New Roman" fo:font-size="12pt" fo:font-weight="normal" style:font-name-asian="Times New Roman" style:font-size-asian="12pt" style:font-weight-asian="normal" style:font-name-complex="Times New Roman" style:font-size-complex="12pt" style:font-weight-complex="normal"/>
    </style:style>
    <style:style style:name="T5" style:family="text">
      <style:text-properties style:font-name="Times New Roman" fo:font-size="11pt" style:font-name-asian="Times New Roman" style:font-size-asian="11pt" style:font-name-complex="Times New Roman" style:font-size-complex="11pt"/>
    </style:style>
    <style:style style:name="T6" style:family="text">
      <style:text-properties style:text-underline-style="solid" style:text-underline-width="auto" style:text-underline-color="font-color" fo:font-weight="bold" style:font-weight-complex="bold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style:font-name-asian="Times New Roman"/>
    </style:style>
    <style:style style:name="T9" style:family="text">
      <style:text-properties fo:font-weight="normal" style:font-weight-asian="normal" style:font-weight-complex="normal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structurereferente_lib_struc"/>
        <text:user-field-decl office:value-type="string" office:string-value="" text:name="structurereferente_num_voie"/>
        <text:user-field-decl office:value-type="string" office:string-value="" text:name="structurereferente_type_voie"/>
        <text:user-field-decl office:value-type="string" office:string-value="" text:name="structurereferente_nom_voie"/>
        <text:user-field-decl office:value-type="string" office:string-value="" text:name="structurereferente_code_postal"/>
        <text:user-field-decl office:value-type="string" office:string-value="" text:name="structurereferente_ville"/>
        <text:user-field-decl office:value-type="string" office:string-value="personne_nom" text:name="personne_nom"/>
        <text:user-field-decl office:value-type="string" office:string-value="personne_prenom" text:name="personne_prenom"/>
        <text:user-field-decl office:value-type="string" office:string-value="" text:name="nonrespectsanctionep93_decisionnonrespectsanctionep93_0_decision"/>
        <text:user-field-decl office:value-type="string" office:string-value="" text:name="saisineepreorientsr93_nvsrepreorientsr93_0_decision"/>
        <text:user-field-decl office:value-type="string" office:string-value="membreep_qual" text:name="membreep_qual"/>
        <text:user-field-decl office:value-type="string" office:string-value="membreep_nom" text:name="membreep_nom"/>
        <text:user-field-decl office:value-type="string" office:string-value="membreep_prenom" text:name="membreep_prenom"/>
        <text:user-field-decl office:value-type="string" office:string-value="membreep_fonctionmembre" text:name="membreep_fonctionmembreep_name"/>
        <text:user-field-decl office:value-type="string" office:string-value="" text:name="decisionnonrespectsanctionep93_decision"/>
        <text:user-field-decl office:value-type="string" office:string-value="" text:name="nvsrepreorientsr93_decision"/>
        <text:user-field-decl office:value-type="float" office:value="0" text:name="seanceep_dateseance"/>
        <text:user-field-decl office:value-type="string" office:string-value="dossierep_themeep" text:name="dossierep_themeep"/>
        <text:user-field-decl office:value-type="string" office:string-value="" text:name="decisionreorientationep93_decision"/>
        <text:user-field-decl office:value-type="float" office:value="0" text:name="adresse_codepos"/>
        <text:user-field-decl office:value-type="string" office:string-value="commissionep_dateseance" text:name="commissionep_dateseance"/>
        <text:user-field-decl office:value-type="string" office:string-value="" text:name="nonrespectsanctionep93_decision"/>
        <text:user-field-decl office:value-type="string" office:string-value="commissionep_dateseance_time" text:name="commissionep_dateseance_time"/>
        <text:user-field-decl office:value-type="string" office:string-value="ep_identifiant" text:name="ep_identifiant"/>
        <text:user-field-decl office:value-type="string" office:string-value="commissionep_lieuseance" text:name="commissionep_lieuseance"/>
        <text:user-field-decl office:value-type="string" office:string-value="" text:name="decisionnonorientationproep93_decision"/>
        <text:user-field-decl office:value-type="string" office:string-value="" text:name="decisionsignalementep93_decision"/>
        <text:user-field-decl office:value-type="string" office:string-value="" text:name="decisioncontratcomplexeep93_decision"/>
        <text:user-field-decl office:value-type="string" office:string-value="adresse_locaadr" text:name="adresse_locaadr"/>
        <text:user-field-decl office:value-type="string" office:string-value="" text:name="decisionsanctionep58_decision"/>
        <text:user-field-decl office:value-type="string" office:string-value="" text:name="decisionnonorientationproep58_decision"/>
        <text:user-field-decl office:value-type="string" office:string-value="" text:name="decisionnonorientationproep66_decision"/>
        <text:user-field-decl office:value-type="string" office:string-value="" text:name="decisionregressionorientationep58_decision"/>
        <text:user-field-decl office:value-type="string" office:string-value="" text:name="decisionregressionorientationep66_decision"/>
        <text:user-field-decl office:value-type="string" office:string-value="" text:name="decisionregressionorientationep93_decision"/>
        <text:user-field-decl office:value-type="string" office:string-value="decisionsaisinebilanparcoursep66_decision" text:name="decisionsaisinebilanparcoursep66_decision"/>
        <text:user-field-decl office:value-type="string" office:string-value="" text:name="decisionsaisinepdoep66_decision"/>
        <text:user-field-decl office:value-type="string" office:string-value="" text:name="decisionsanctionrendezvousep58_decision"/>
        <text:user-field-decl office:value-type="string" office:string-value="" text:name="decisiondefautinsertionep93_decision"/>
        <text:user-field-decl office:value-type="string" office:string-value="decisiondefautinsertionep66_decision" text:name="decisiondefautinsertionep66_decision"/>
        <text:user-field-decl office:value-type="string" office:string-value="user_numtel" text:name="user_numtel"/>
        <text:user-field-decl office:value-type="string" office:string-value="commissionep_chargesuivi" text:name="commissionep_chargesuivi"/>
        <text:user-field-decl office:value-type="string" office:string-value="participant_codepostal" text:name="participant_codepostal"/>
        <text:user-field-decl office:value-type="string" office:string-value="participant_ville" text:name="participant_ville"/>
        <text:user-field-decl office:value-type="string" office:string-value="participant_qual" text:name="participant_qual"/>
        <text:user-field-decl office:value-type="string" office:string-value="participant_nom" text:name="participant_nom"/>
        <text:user-field-decl office:value-type="string" office:string-value="participant_prenom" text:name="participant_prenom"/>
        <text:user-field-decl office:value-type="string" office:string-value="participant_numvoie" text:name="participant_numvoie"/>
        <text:user-field-decl office:value-type="string" office:string-value="participant_typevoie" text:name="participant_typevoie"/>
        <text:user-field-decl office:value-type="string" office:string-value="participant_nomvoie" text:name="participant_nomvoie"/>
        <text:user-field-decl office:value-type="string" office:string-value="participant_compladr" text:name="participant_compladr"/>
        <text:user-field-decl office:value-type="string" office:string-value="personne_nir" text:name="personne_nir"/>
        <text:user-field-decl office:value-type="string" office:string-value="personne_dtnai" text:name="personne_dtnai"/>
        <text:user-field-decl office:value-type="string" office:string-value="defautinsertionep66_origine" text:name="defautinsertionep66_origine"/>
        <text:user-field-decl office:value-type="string" office:string-value="commissionep_observations" text:name="commissionep_observations"/>
        <text:user-field-decl office:value-type="string" office:string-value="user_ville" text:name="user_ville"/>
        <text:user-field-decl office:value-type="string" office:string-value="adresse_numvoie" text:name="adresse_numvoie"/>
        <text:user-field-decl office:value-type="string" office:string-value="adresse_typevoie" text:name="adresse_typevoie"/>
        <text:user-field-decl office:value-type="string" office:string-value="adresse_nomvoie" text:name="adresse_nomvoie"/>
        <text:user-field-decl office:value-type="string" office:string-value="adresse_complideadr" text:name="adresse_complideadr"/>
        <text:user-field-decl office:value-type="string" office:string-value="adresse_compladr" text:name="adresse_compladr"/>
        <text:user-field-decl office:value-type="string" office:string-value="referentdecbilan66_nom" text:name="referentdecbilan66_nom"/>
        <text:user-field-decl office:value-type="string" office:string-value="referentdecbilan66_prenom" text:name="referentdecbilan66_prenom"/>
        <text:user-field-decl office:value-type="string" office:string-value="structurereferentedecbilan66_lib_struc" text:name="structurereferentedecbilan66_lib_struc"/>
        <text:user-field-decl office:value-type="string" office:string-value="bilanparcours66_maintienorientavisep" text:name="bilanparcours66_maintienorientavisep"/>
        <text:user-field-decl office:value-type="string" office:string-value="structurereferentebilan_lib_struc" text:name="structurereferentebilan_lib_struc"/>
        <text:user-field-decl office:value-type="string" office:string-value="referentbilan_nom" text:name="referentbilan_nom"/>
        <text:user-field-decl office:value-type="string" office:string-value="referentbilan_prenom" text:name="referentbilan_prenom"/>
        <text:user-field-decl office:value-type="string" office:string-value="decisiondefautinsertionep66_decisionsup" text:name="decisiondefautinsertionep66_decisionsup"/>
        <text:user-field-decl office:value-type="string" office:string-value="typeorientdecbilan66_lib_type_orient" text:name="typeorientdecbilan66_lib_type_orient"/>
      </text:user-field-decls>
      <text:p text:style-name="P33"/>
      <text:p text:style-name="P1"/>
      <text:p text:style-name="P1"/>
      <text:p text:style-name="P1"/>
      <text:p text:style-name="P1"/>
      <text:p text:style-name="P23"/>
      <text:p text:style-name="P23"/>
      <text:p text:style-name="P23"/>
      <text:p text:style-name="P17"/>
      <text:p text:style-name="P17"/>
      <text:p text:style-name="P28"><text:user-field-get text:name="user_ville">user_ville</text:user-field-get>, le <text:span text:style-name="T5"><text:date style:data-style-name="N76" text:date-value="2013-01-16T16:14:49.99">16 janvier 2013</text:date></text:span></text:p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27">xxMSPAdressexx</text:p>
            <text:p text:style-name="P26"/>
            <text:p text:style-name="P26">xxMSPxx</text:p>
            <text:p text:style-name="P20">xxMSP1xx</text:p>
            <text:p text:style-name="P18"><text:s text:c="4"/></text:p>
          </table:table-cell>
          <table:table-cell table:style-name="Tableau1.A1" office:value-type="string">
            <text:p text:style-name="P21"><text:s/></text:p>
            <text:p text:style-name="P24"><text:span text:style-name="T8"><text:user-field-get text:name="participant_qual">participant_qual</text:user-field-get></text:span><text:span text:style-name="T8"> </text:span><text:span text:style-name="T8"><text:user-field-get text:name="participant_nom">participant_nom</text:user-field-get></text:span><text:span text:style-name="T8"> </text:span><text:span text:style-name="T8"><text:user-field-get text:name="participant_prenom">participant_prenom</text:user-field-get></text:span></text:p>
            <text:p text:style-name="P24"><text:user-field-get text:name="participant_numvoie">participant_numvoie</text:user-field-get> <text:user-field-get text:name="participant_typevoie">participant_typevoie</text:user-field-get> <text:user-field-get text:name="participant_nomvoie">participant_nomvoie</text:user-field-get></text:p>
            <text:p text:style-name="P24"><text:user-field-get text:name="participant_compladr">participant_compladr</text:user-field-get></text:p>
            <text:p text:style-name="P19"><text:user-field-get text:name="participant_codepostal">participant_codepostal</text:user-field-get> <text:user-field-get text:name="participant_ville">participant_ville</text:user-field-get></text:p>
          </table:table-cell>
        </table:table-row>
      </table:table>
      <text:p text:style-name="P22"/>
      <text:p text:style-name="P4"/>
      <text:p text:style-name="P2"/>
      <text:p text:style-name="P5"/>
      <text:p text:style-name="P12">Dossier suivi par : <text:span text:style-name="T3"><text:user-field-get text:name="commissionep_chargesuivi">commissionep_chargesuivi</text:user-field-get></text:span></text:p>
      <text:h text:style-name="P15" text:outline-level="5"><text:span text:style-name="T1"><text:s/></text:span><text:span text:style-name="T2">Tél</text:span><text:span text:style-name="T1"> <text:s/>: </text:span><text:span text:style-name="T2"><text:user-field-get text:name="user_numtel">user_numtel</text:user-field-get></text:span></text:h>
      <text:p text:style-name="P3"/>
      <text:p text:style-name="P3"><text:span text:style-name="T6">Objet :</text:span> <text:s/>Procès verbal de l'Equipe Pluridisciplinaire Locale Parcours. </text:p>
      <text:p text:style-name="P3"/>
      <text:p text:style-name="P7"><text:s text:c="18"/><text:span text:style-name="T4"><text:user-field-get text:name="participant_qual">participant_qual</text:user-field-get></text:span>, </text:p>
      <text:p text:style-name="P3"/>
      <text:p text:style-name="P14"><text:tab/>Veuillez trouver ci-joint la copie du procès verbal de la séance de l'Equipe Pluridisciplinaire Locale Commission Parcours du <text:span text:style-name="T7"><text:user-field-get text:name="commissionep_dateseance">commissionep_dateseance</text:user-field-get></text:span>.</text:p>
      <text:p text:style-name="P3"><text:tab/><text:span text:style-name="T9">Membres présents <text:s/>: </text:span></text:p>
      <text:p text:style-name="P3"><text:span text:style-name="T9">lkhom</text:span></text:p>
      <text:section text:style-name="Sect1" text:name="Presences_present">
        <text:p text:style-name="P16">- <text:user-field-get text:name="membreep_qual">membreep_qual</text:user-field-get> <text:user-field-get text:name="membreep_nom">membreep_nom</text:user-field-get> <text:user-field-get text:name="membreep_prenom">membreep_prenom</text:user-field-get>, <text:user-field-get text:name="membreep_fonctionmembreep_name">membreep_fonctionmembre</text:user-field-get></text:p>
      </text:section>
      <text:p text:style-name="P3"/>
      <text:p text:style-name="P3"><text:tab/>Membres absents excusés :</text:p>
      <text:section text:style-name="Sect1" text:name="Presences_decline">
        <text:p text:style-name="P16">- <text:user-field-get text:name="membreep_qual">membreep_qual</text:user-field-get> <text:user-field-get text:name="membreep_nom">membreep_nom</text:user-field-get> <text:user-field-get text:name="membreep_prenom">membreep_prenom</text:user-field-get>, <text:user-field-get text:name="membreep_fonctionmembreep_name">membreep_fonctionmembre</text:user-field-get></text:p>
      </text:section>
      <text:p text:style-name="P6"/>
      <text:p text:style-name="P3"><text:tab/><text:span text:style-name="T9">N'ont pas renseigné leur présence :</text:span></text:p>
      <text:section text:style-name="Sect1" text:name="Presences_nonrenseigne">
        <text:p text:style-name="P16">- <text:user-field-get text:name="membreep_qual">membreep_qual</text:user-field-get> <text:user-field-get text:name="membreep_nom">membreep_nom</text:user-field-get> <text:user-field-get text:name="membreep_prenom">membreep_prenom</text:user-field-get>, <text:user-field-get text:name="membreep_fonctionmembreep_name">membreep_fonctionmembre</text:user-field-get></text:p>
      </text:section>
      <text:p text:style-name="P6"/>
      <text:p text:style-name="P6"><text:tab/><text:span text:style-name="T9">Seront remplacés :</text:span></text:p>
      <text:section text:style-name="Sect1" text:name="Presences_remplacepar">
        <text:p text:style-name="P16">- <text:user-field-get text:name="membreep_qual">membreep_qual</text:user-field-get> <text:user-field-get text:name="membreep_nom">membreep_nom</text:user-field-get> <text:user-field-get text:name="membreep_prenom">membreep_prenom</text:user-field-get>, <text:user-field-get text:name="membreep_fonctionmembreep_name">membreep_fonctionmembre</text:user-field-get></text:p>
      </text:section>
      <text:p text:style-name="P3"><text:tab/></text:p>
      <text:p text:style-name="P9"><text:s text:c="17"/>Pour transmission,</text:p>
      <text:p text:style-name="P3"><text:tab/> <text:s text:c="3"/></text:p>
      <text:p text:style-name="P10"/>
      <text:p text:style-name="P11"/>
      <text:p text:style-name="P3"><text:tab/><text:tab/><text:tab/><text:tab/><text:tab/><text:tab/><text:tab/>Le Responsable MSP</text:p>
      <text:p text:style-name="P25"/>
      <text:p text:style-name="P31"/>
      <text:p text:style-name="P13">PROCES VERBAL EQUIPE PLURIDISCIPLINAIRE LOCALE COMMISSION PARCOURS DU <text:span text:style-name="T7"><text:user-field-get text:name="commissionep_dateseance">commissionep_dateseance</text:user-field-get></text:span></text:p>
      <text:p text:style-name="P8"/>
      <text:p text:style-name="P8"/>
      <table:table table:name="Decisionseps" table:style-name="Decisionseps">
        <table:table-column table:style-name="Decisionseps.A" table:number-columns-repeated="8"/>
        <table:table-column table:style-name="Decisionseps.I"/>
        <table:table-header-rows>
          <table:table-row>
            <table:table-cell table:style-name="Decisionseps.A1" office:value-type="string">
              <text:p text:style-name="P30">Nom Prénom</text:p>
            </table:table-cell>
            <table:table-cell table:style-name="Decisionseps.A1" office:value-type="string">
              <text:p text:style-name="P30">Adresse</text:p>
            </table:table-cell>
            <table:table-cell table:style-name="Decisionseps.A1" office:value-type="string">
              <text:p text:style-name="P30">Ville</text:p>
            </table:table-cell>
            <table:table-cell table:style-name="Decisionseps.A1" office:value-type="string">
              <text:p text:style-name="P30">N° Allocataire</text:p>
            </table:table-cell>
            <table:table-cell table:style-name="Decisionseps.A1" office:value-type="string">
              <text:p text:style-name="P30">Date de naissance</text:p>
            </table:table-cell>
            <table:table-cell table:style-name="Decisionseps.A1" office:value-type="string">
              <text:p text:style-name="P30">Structure Référente</text:p>
            </table:table-cell>
            <table:table-cell table:style-name="Decisionseps.A1" office:value-type="string">
              <text:p text:style-name="P30">Référent</text:p>
            </table:table-cell>
            <table:table-cell table:style-name="Decisionseps.A1" office:value-type="string">
              <text:p text:style-name="P30">Motif du passage en EPL</text:p>
            </table:table-cell>
            <table:table-cell table:style-name="Decisionseps.I1" office:value-type="string">
              <text:p text:style-name="P30">Avis rendu</text:p>
            </table:table-cell>
          </table:table-row>
        </table:table-header-rows>
        <table:table-row>
          <table:table-cell table:style-name="Decisionseps.A2" office:value-type="string">
            <text:p text:style-name="P29"><text:user-field-get text:name="personne_nom">personne_nom</text:user-field-get> <text:user-field-get text:name="personne_prenom">personne_prenom</text:user-field-get></text:p>
          </table:table-cell>
          <table:table-cell table:style-name="Decisionseps.A2" office:value-type="string">
            <text:p text:style-name="P29"><text:user-field-get text:name="adresse_numvoie">adresse_numvoie</text:user-field-get> <text:user-field-get text:name="adresse_typevoie">adresse_typevoie</text:user-field-get> <text:user-field-get text:name="adresse_nomvoie">adresse_nomvoie</text:user-field-get> <text:user-field-get text:name="adresse_complideadr">adresse_complideadr</text:user-field-get> <text:user-field-get text:name="adresse_compladr">adresse_compladr</text:user-field-get></text:p>
          </table:table-cell>
          <table:table-cell table:style-name="Decisionseps.A2" office:value-type="string">
            <text:p text:style-name="P29"><text:user-field-get text:name="adresse_locaadr">adresse_locaadr</text:user-field-get></text:p>
          </table:table-cell>
          <table:table-cell table:style-name="Decisionseps.A2" office:value-type="string">
            <text:p text:style-name="P29"><text:user-field-get text:name="personne_nir">personne_nir</text:user-field-get></text:p>
          </table:table-cell>
          <table:table-cell table:style-name="Decisionseps.A2" office:value-type="string">
            <text:p text:style-name="P29"><text:user-field-get text:name="personne_dtnai">personne_dtnai</text:user-field-get></text:p>
          </table:table-cell>
          <table:table-cell table:style-name="Decisionseps.A2" office:value-type="string">
            <text:p text:style-name="P29"><text:user-field-get text:name="structurereferentebilan_lib_struc">structurereferentebilan_lib_struc</text:user-field-get></text:p>
          </table:table-cell>
          <table:table-cell table:style-name="Decisionseps.A2" office:value-type="string">
            <text:p text:style-name="P29"><text:user-field-get text:name="referentbilan_nom">referentbilan_nom</text:user-field-get> <text:user-field-get text:name="referentbilan_prenom">referentbilan_prenom</text:user-field-get></text:p>
          </table:table-cell>
          <table:table-cell table:style-name="Decisionseps.A2" office:value-type="string">
            <text:p text:style-name="P29"><text:user-field-get text:name="dossierep_themeep">dossierep_themeep</text:user-field-get> </text:p>
          </table:table-cell>
          <table:table-cell table:style-name="Decisionseps.I2" office:value-type="string">
            <text:p text:style-name="P29"><text:user-field-get text:name="decisionsaisinebilanparcoursep66_decision">decisionsaisinebilanparcoursep66_decision</text:user-field-get></text:p>
            <text:p text:style-name="P29"><text:user-field-get text:name="typeorientdecbilan66_lib_type_orient">typeorientdecbilan66_lib_type_orient</text:user-field-get></text:p>
            <text:p text:style-name="P29"><text:user-field-get text:name="structurereferentedecbilan66_lib_struc">structurereferentedecbilan66_lib_struc</text:user-field-get> </text:p>
            <text:p text:style-name="P29"><text:user-field-get text:name="referentdecbilan66_nom">referentdecbilan66_nom</text:user-field-get> <text:user-field-get text:name="referentdecbilan66_prenom">referentdecbilan66_prenom</text:user-field-get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" svg:font-family="'Lohit Hindi'"/>
    <style:font-face style:name="OpenSymbol1" svg:font-family="OpenSymbol"/>
    <style:font-face style:name="OpenSymbol" svg:font-family="OpenSymbol, 'Arial Unicode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, Arial" style:font-family-generic="swiss" style:font-pitch="variable"/>
    <style:font-face style:name="Lucida Sans Unicode" svg:font-family="'Lucida Sans Unicode'" style:font-family-generic="swiss" style:font-pitch="variable"/>
    <style:font-face style:name="DejaVu Sans" svg:font-family="'DejaVu Sans'" style:font-family-generic="system" style:font-pitch="variable"/>
    <style:font-face style:name="Lohit Hindi1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none" style:punctuation-wrap="hanging" style:line-break="strict" style:tab-stop-distance="1.249cm" style:writing-mode="page"/>
      <style:text-properties style:use-window-font-color="true" style:font-name="Times New Roman" fo:font-size="12pt" fo:language="fr" fo:country="FR" style:font-name-asian="Times New Roman" style:font-size-asian="10.5pt" style:language-asian="zh" style:country-asian="CN" style:font-name-complex="Times New Roman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style:text-autospace="ideograph-alpha"/>
      <style:text-properties style:use-window-font-color="true" style:font-name="Times New Roman" fo:font-size="12pt" fo:language="fr" fo:country="FR" style:font-name-asian="Times New Roman" style:language-asian="fr" style:country-asian="FR" style:font-name-complex="Times New Roman" style:font-size-complex="12pt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" style:font-size-complex="12pt" style:font-style-complex="italic"/>
    </style:style>
    <style:style style:name="Index" style:family="paragraph" style:parent-style-name="Standard" style:class="index"/>
    <style:style style:name="Heading_20__28_user_29_" style:display-name="Heading (user)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Arial Unicode MS" style:font-name-complex="Arial" style:font-size-complex="14pt"/>
    </style:style>
    <style:style style:name="caption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WW-Heading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Arial Unicode MS" style:font-name-complex="Arial" style:font-size-complex="14pt"/>
    </style:style>
    <style:style style:name="WW-caption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WW-Heading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Arial Unicode MS" style:font-name-complex="Arial" style:font-size-complex="14pt"/>
    </style:style>
    <style:style style:name="WW-caption1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WW-Heading1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Arial Unicode MS" style:font-name-complex="Arial" style:font-size-complex="14pt"/>
    </style:style>
    <style:style style:name="WW-caption11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WW-Heading11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Arial Unicode MS" style:font-name-complex="Arial" style:font-size-complex="14pt"/>
    </style:style>
    <style:style style:name="WW-caption111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WW-Heading111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Arial Unicode MS" style:font-name-complex="Arial" style:font-size-complex="14pt"/>
    </style:style>
    <style:style style:name="WW-caption1111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WW-Heading1111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Arial Unicode MS" style:font-name-complex="Arial" style:font-size-complex="14pt"/>
    </style:style>
    <style:style style:name="WW-caption11111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WW-Heading11111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Arial Unicode MS" style:font-name-complex="Arial" style:font-size-complex="14pt"/>
    </style:style>
    <style:style style:name="WW-caption111111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WW-Heading111111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Arial Unicode MS" style:font-name-complex="Arial" style:font-size-complex="14pt"/>
    </style:style>
    <style:style style:name="WW-caption1111111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WW-Heading1111111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Arial Unicode MS" style:font-name-complex="Arial" style:font-size-complex="14pt"/>
    </style:style>
    <style:style style:name="WW-caption11111111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WW-Heading11111111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Arial Unicode MS" style:font-name-complex="Arial" style:font-size-complex="14pt"/>
    </style:style>
    <style:style style:name="WW-caption111111111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WW-Heading111111111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Arial Unicode MS" style:font-name-complex="Arial" style:font-size-complex="14pt"/>
    </style:style>
    <style:style style:name="WW-caption1111111111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WW-Heading1111111111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Arial Unicode MS" style:font-name-complex="Arial" style:font-size-complex="14pt"/>
    </style:style>
    <style:style style:name="WW-caption11111111111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WW-Heading11111111111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Arial Unicode MS" style:font-name-complex="Arial" style:font-size-complex="14pt"/>
    </style:style>
    <style:style style:name="WW-caption111111111111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WW-Heading111111111111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Arial Unicode MS" style:font-name-complex="Arial" style:font-size-complex="14pt"/>
    </style:style>
    <style:style style:name="WW-caption1111111111111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WW-Heading1111111111111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Lucida Sans Unicode" style:font-name-complex="Arial" style:font-size-complex="14pt"/>
    </style:style>
    <style:style style:name="WW-caption11111111111111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WW-Heading11111111111111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Lucida Sans Unicode" style:font-name-complex="Arial" style:font-size-complex="14pt"/>
    </style:style>
    <style:style style:name="WW-caption111111111111111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WW-Index" style:family="paragraph" style:parent-style-name="Standard"/>
    <style:style style:name="heading_20_1" style:display-name="heading 1" style:family="paragraph" style:parent-style-name="Standard" style:next-style-name="Standard" style:default-outline-level="1" style:list-style-name="">
      <style:paragraph-properties fo:keep-with-next="always"/>
      <style:text-properties fo:font-size="11pt" fo:font-weight="bold" style:font-size-complex="11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>
      <style:paragraph-properties fo:margin="100%" fo:margin-left="1.249cm" fo:margin-right="0cm" fo:margin-top="0cm" fo:margin-bottom="0cm" fo:text-indent="0.751cm" style:auto-text-indent="false" fo:keep-with-next="always">
        <style:tab-stops>
          <style:tab-stop style:position="7.253cm"/>
          <style:tab-stop style:position="7.504cm"/>
        </style:tab-stops>
      </style:paragraph-properties>
      <style:text-properties fo:font-size="10pt" fo:font-weight="bold" style:font-size-complex="10pt" style:font-weight-complex="bold"/>
    </style:style>
    <style:style style:name="heading_20_4" style:display-name="heading 4" style:family="paragraph" style:parent-style-name="Standard" style:next-style-name="Standard" style:default-outline-level="4" style:list-style-name="">
      <style:paragraph-properties fo:text-align="center" style:justify-single-word="false" fo:keep-with-next="always"/>
      <style:text-properties style:font-name="Arial" fo:font-weight="bold" style:font-name-asian="Arial" style:font-name-complex="Arial" style:font-weight-complex="bold"/>
    </style:style>
    <style:style style:name="heading_20_5" style:display-name="heading 5" style:family="paragraph" style:parent-style-name="Standard" style:next-style-name="Standard" style:default-outline-level="5" style:list-style-name="">
      <style:paragraph-properties fo:keep-with-next="always"/>
      <style:text-properties fo:font-size="10pt" fo:font-weight="bold" style:font-size-complex="10pt" style:font-weight-complex="bold"/>
    </style:style>
    <style:style style:name="heading_20_8" style:display-name="heading 8" style:family="paragraph" style:parent-style-name="Standard" style:next-style-name="Standard" style:default-outline-level="8" style:list-style-name="">
      <style:paragraph-properties fo:keep-with-next="always"/>
      <style:text-properties style:font-name="Helvetica" fo:font-style="italic" fo:font-weight="bold" style:font-name-asian="Helvetica" style:font-name-complex="Helvetica" style:font-style-complex="italic" style:font-weight-complex="bold"/>
    </style:style>
    <style:style style:name="header" style:family="paragraph" style:parent-style-name="Standard">
      <style:paragraph-properties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size-complex="10pt"/>
    </style:style>
    <style:style style:name="Text_20_body_20_indent" style:display-name="Text body indent" style:family="paragraph" style:parent-style-name="Standard" style:class="text">
      <style:paragraph-properties fo:margin="100%" fo:margin-left="0.953cm" fo:margin-right="0cm" fo:margin-top="0cm" fo:margin-bottom="0cm" fo:text-align="justify" style:justify-single-word="false" fo:text-indent="0cm" style:auto-text-indent="false">
        <style:tab-stops>
          <style:tab-stop style:position="0cm"/>
        </style:tab-stops>
      </style:paragraph-properties>
    </style:style>
    <style:style style:name="footer" style:family="paragraph" style:parent-style-name="Standard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WW-header" style:family="paragraph" style:parent-style-name="Standard">
      <style:paragraph-properties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size-complex="10pt"/>
    </style:style>
    <style:style style:name="Table_20_Contents_20__28_user_29_" style:display-name="Table Contents (user)" style:family="paragraph" style:parent-style-name="Standard"/>
    <style:style style:name="WW-Table_20_Contents" style:display-name="WW-Table Contents" style:family="paragraph" style:parent-style-name="Standard"/>
    <style:style style:name="Table_20_Heading_20__28_user_29_" style:display-name="Table Heading (user)" style:family="paragraph" style:parent-style-name="WW-Table_20_Contents">
      <style:paragraph-properties fo:text-align="center" style:justify-single-word="false"/>
      <style:text-properties fo:font-weight="bold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RTF_5f_Num_20_2_20_1" style:display-name="RTF_Num 2 1" style:family="text">
      <style:text-properties style:use-window-font-color="true" style:font-name="OpenSymbol" fo:font-size="12pt" fo:language="fr" fo:country="FR" style:font-name-asian="OpenSymbol" style:language-asian="zxx" style:country-asian="none" style:font-name-complex="OpenSymbol" style:font-size-complex="12pt"/>
    </style:style>
    <style:style style:name="RTF_5f_Num_20_2_20_2" style:display-name="RTF_Num 2 2" style:family="text">
      <style:text-properties style:use-window-font-color="true" style:font-name="OpenSymbol" fo:font-size="12pt" fo:language="fr" fo:country="FR" style:font-name-asian="OpenSymbol" style:language-asian="zxx" style:country-asian="none" style:font-name-complex="OpenSymbol" style:font-size-complex="12pt"/>
    </style:style>
    <style:style style:name="RTF_5f_Num_20_2_20_3" style:display-name="RTF_Num 2 3" style:family="text">
      <style:text-properties style:use-window-font-color="true" style:font-name="OpenSymbol" fo:font-size="12pt" fo:language="fr" fo:country="FR" style:font-name-asian="OpenSymbol" style:language-asian="zxx" style:country-asian="none" style:font-name-complex="OpenSymbol" style:font-size-complex="12pt"/>
    </style:style>
    <style:style style:name="RTF_5f_Num_20_2_20_4" style:display-name="RTF_Num 2 4" style:family="text">
      <style:text-properties style:use-window-font-color="true" style:font-name="OpenSymbol" fo:font-size="12pt" fo:language="fr" fo:country="FR" style:font-name-asian="OpenSymbol" style:language-asian="zxx" style:country-asian="none" style:font-name-complex="OpenSymbol" style:font-size-complex="12pt"/>
    </style:style>
    <style:style style:name="RTF_5f_Num_20_2_20_5" style:display-name="RTF_Num 2 5" style:family="text">
      <style:text-properties style:use-window-font-color="true" style:font-name="OpenSymbol" fo:font-size="12pt" fo:language="fr" fo:country="FR" style:font-name-asian="OpenSymbol" style:language-asian="zxx" style:country-asian="none" style:font-name-complex="OpenSymbol" style:font-size-complex="12pt"/>
    </style:style>
    <style:style style:name="RTF_5f_Num_20_2_20_6" style:display-name="RTF_Num 2 6" style:family="text">
      <style:text-properties style:use-window-font-color="true" style:font-name="OpenSymbol" fo:font-size="12pt" fo:language="fr" fo:country="FR" style:font-name-asian="OpenSymbol" style:language-asian="zxx" style:country-asian="none" style:font-name-complex="OpenSymbol" style:font-size-complex="12pt"/>
    </style:style>
    <style:style style:name="RTF_5f_Num_20_2_20_7" style:display-name="RTF_Num 2 7" style:family="text">
      <style:text-properties style:use-window-font-color="true" style:font-name="OpenSymbol" fo:font-size="12pt" fo:language="fr" fo:country="FR" style:font-name-asian="OpenSymbol" style:language-asian="zxx" style:country-asian="none" style:font-name-complex="OpenSymbol" style:font-size-complex="12pt"/>
    </style:style>
    <style:style style:name="RTF_5f_Num_20_2_20_8" style:display-name="RTF_Num 2 8" style:family="text">
      <style:text-properties style:use-window-font-color="true" style:font-name="OpenSymbol" fo:font-size="12pt" fo:language="fr" fo:country="FR" style:font-name-asian="OpenSymbol" style:language-asian="zxx" style:country-asian="none" style:font-name-complex="OpenSymbol" style:font-size-complex="12pt"/>
    </style:style>
    <style:style style:name="RTF_5f_Num_20_2_20_9" style:display-name="RTF_Num 2 9" style:family="text">
      <style:text-properties style:use-window-font-color="true" style:font-name="OpenSymbol" fo:font-size="12pt" fo:language="fr" fo:country="FR" style:font-name-asian="OpenSymbol" style:language-asian="zxx" style:country-asian="none" style:font-name-complex="OpenSymbol" style:font-size-complex="12pt"/>
    </style:style>
    <style:style style:name="RTF_5f_Num_20_2_20_10" style:display-name="RTF_Num 2 10" style:family="text">
      <style:text-properties style:use-window-font-color="true" style:font-name="OpenSymbol" fo:font-size="12pt" fo:language="fr" fo:country="FR" style:font-name-asian="OpenSymbol" style:language-asian="zxx" style:country-asian="none" style:font-name-complex="OpenSymbol" style:font-size-complex="12pt"/>
    </style:style>
    <style:style style:name="Default_20_Paragraph_20_Font" style:display-name="Default Paragraph Font" style:family="text">
      <style:text-properties style:use-window-font-color="true" style:font-name="Times New Roman" fo:font-size="12pt" fo:language="fr" fo:country="FR" style:font-name-asian="Times New Roman" style:language-asian="fr" style:country-asian="FR" style:font-name-complex="Times New Roman" style:font-size-complex="12pt"/>
    </style:style>
    <style:style style:name="Bullet_20_Symbols_20__28_user_29_" style:display-name="Bullet Symbols (user)" style:family="text">
      <style:text-properties style:font-name="OpenSymbol" fo:font-size="12pt" fo:language="fr" fo:country="FR" style:font-name-asian="OpenSymbol" style:language-asian="zxx" style:country-asian="none" style:font-name-complex="OpenSymbol" style:font-size-complex="12pt"/>
    </style:style>
    <style:style style:name="WW-Bullet_20_Symbols" style:display-name="WW-Bullet Symbols" style:family="text">
      <style:text-properties style:font-name="OpenSymbol" fo:font-size="12pt" fo:language="fr" fo:country="FR" style:font-name-asian="OpenSymbol" style:language-asian="zxx" style:country-asian="none" style:font-name-complex="OpenSymbol" style:font-size-complex="12pt"/>
    </style:style>
    <style:style style:name="Bullet_20_Symbols" style:display-name="Bullet Symbols" style:family="text">
      <style:text-properties style:font-name="OpenSymbol1" style:font-name-asian="OpenSymbol1" style:font-name-complex="OpenSymbol1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>
      <text:list-level-style-bullet text:level="1" text:style-name="RTF_5f_Num_20_2_20_1" text:bullet-char="–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OpenSymbol"/>
      </text:list-level-style-bullet>
      <text:list-level-style-bullet text:level="2" text:style-name="RTF_5f_Num_20_2_20_2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3" text:style-name="RTF_5f_Num_20_2_20_3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4" text:style-name="RTF_5f_Num_20_2_20_4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5" text:style-name="RTF_5f_Num_20_2_20_5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6" text:style-name="RTF_5f_Num_20_2_20_6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7" text:style-name="RTF_5f_Num_20_2_20_7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8" text:style-name="RTF_5f_Num_20_2_20_8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9" text:style-name="RTF_5f_Num_20_2_20_9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10" text:style-name="RTF_5f_Num_20_2_20_10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.499cm" fo:margin-top="2.499cm" fo:margin-bottom="2.499cm" fo:margin-left="2.499cm" fo:margin-right="2.499cm" fo:border="none" fo:padding="0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3.651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print-date>2010-10-25T16:44:00</meta:print-date>
    <meta:generator>LibreOffice/3.5$Linux_X86_64 LibreOffice_project/350m1$Build-2</meta:generator>
    <dc:date>2013-01-16T16:14:50</dc:date>
    <meta:editing-duration>PT10H47M41S</meta:editing-duration>
    <meta:editing-cycles>69</meta:editing-cycles>
    <dc:creator>Arnaud Auzolat</dc:creator>
    <meta:document-statistic meta:table-count="2" meta:image-count="0" meta:object-count="0" meta:page-count="2" meta:paragraph-count="50" meta:word-count="143" meta:character-count="1618" meta:non-whitespace-character-count="1454"/>
  </office:meta>
</office:document-meta>
</file>